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dbdbd" draw:textarea-horizontal-align="justify" draw:textarea-vertical-align="middle" draw:auto-grow-height="false" fo:min-height="1.756cm" fo:min-width="4.681cm" loext:decorative="false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fill-color="#bdbdbd" draw:textarea-horizontal-align="justify" draw:textarea-vertical-align="middle" draw:auto-grow-height="false" fo:min-height="7.318cm" fo:min-width="5.534cm" loext:decorative="false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6" style:family="graphic" style:parent-style-name="standard">
      <style:graphic-properties draw:fill-color="#bdbdbd" draw:textarea-horizontal-align="justify" draw:textarea-vertical-align="middle" draw:auto-grow-height="false" fo:min-height="2.833cm" fo:min-width="5.532cm" loext:decorative="false"/>
      <style:paragraph-properties style:writing-mode="lr-tb"/>
    </style:style>
    <style:style style:name="gr7" style:family="graphic" style:parent-style-name="standard">
      <style:graphic-properties draw:textarea-vertical-align="middle" loext:decorative="false"/>
    </style:style>
    <style:style style:name="gr8" style:family="graphic" style:parent-style-name="standard">
      <style:graphic-properties draw:fill-color="#bdbdbd" draw:textarea-horizontal-align="justify" draw:textarea-vertical-align="middle" draw:auto-grow-height="false" fo:min-height="3.114cm" fo:min-width="5.53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dbdbd"/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bdbdbd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bdbdbd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397cm" svg:height="2.222cm" svg:x="12.112cm" svg:y="7.35cm">
          <text:p text:style-name="P1">Юз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4" draw:id="id4" draw:layer="layout" svg:width="5.397cm" svg:height="2.222cm" svg:x="3.54cm" svg:y="7.35cm">
          <text:p text:style-name="P3"><text:span text:style-name="T1">Заблокированный юзе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5.397cm" svg:height="2.222cm" svg:x="12.113cm" svg:y="14.652cm">
          <text:p text:style-name="P1">Админ</text:p>
          <text:p text:style-name="P1">(модератор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5" draw:layer="layout" draw:type="line" svg:x1="14.81cm" svg:y1="9.572cm" svg:x2="14.811cm" svg:y2="14.652cm" draw:start-shape="id1" draw:start-glue-point="2" draw:end-shape="id2" draw:end-glue-point="0" svg:d="M14810 9572l1 5080" svg:viewBox="0 0 2 5081">
          <text:p/>
        </draw:connector>
        <draw:custom-shape draw:style-name="gr3" draw:text-style-name="P7" xml:id="id6" draw:id="id6" draw:layer="layout" svg:width="6.033cm" svg:height="8.572cm" svg:x="21.637cm" svg:y="6.08cm">
          <text:p text:style-name="P1"><text:span text:style-name="T2">Функционал</text:span></text:p>
          <text:p text:style-name="P1"><text:span text:style-name="T2"/></text:p>
          <text:p text:style-name="P6"><text:span text:style-name="T3">1. Добавление контента</text:span></text:p>
          <text:p text:style-name="P6"><text:span text:style-name="T3">2. Удаление своего контента</text:span></text:p>
          <text:p text:style-name="P6"><text:span text:style-name="T3">3. Реакции</text:span></text:p>
          <text:p text:style-name="P6"><text:span text:style-name="T3">4. Комментарии</text:span></text:p>
          <text:p text:style-name="P6"><text:span text:style-name="T3">5. Сохранение контента</text:span></text:p>
          <text:p text:style-name="P6"><text:span text:style-name="T3">6. Создание контента</text:span></text:p>
          <text:p text:style-name="P6"><text:span text:style-name="T3">7. Выход</text:span></text:p>
          <text:p text:style-name="P6"><text:span text:style-name="T3">8. Удаление страницы</text:span></text:p>
          <text:p text:style-name="P6"><text:span text:style-name="T3">9. Статистика</text:span></text:p>
          <text:p text:style-name="P6"><text:span text:style-name="T3">10. Просмотр “Главной”</text:span></text:p>
          <text:p text:style-name="P6"><text:span text:style-name="T3">11. Просмотр категорий</text:span></text:p>
          <text:p text:style-name="P6"><text:span text:style-name="T3">12. Редактирование своего контента</text:span></text:p>
          <text:p text:style-name="P6"><text:span text:style-name="T3">13. Редактирование профиля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xml:id="id3" draw:id="id3" draw:layer="layout" svg:width="5.397cm" svg:height="2.222cm" svg:x="7.667cm" svg:y="2.587cm">
          <text:p text:style-name="P1">Не авториз. юз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10.365cm" svg:y1="4.809cm" svg:x2="14.81cm" svg:y2="7.35cm" draw:start-shape="id3" draw:start-glue-point="2" draw:end-shape="id1" draw:end-glue-point="0" svg:d="M10365 4809l4445 2541" svg:viewBox="0 0 4446 2542">
          <text:p/>
        </draw:connector>
        <draw:connector draw:style-name="gr5" draw:text-style-name="P5" draw:layer="layout" draw:type="line" svg:x1="10.365cm" svg:y1="4.809cm" svg:x2="6.238cm" svg:y2="7.35cm" draw:start-shape="id3" draw:start-glue-point="2" draw:end-shape="id4" draw:end-glue-point="0" svg:d="M10365 4809l-4127 2541" svg:viewBox="0 0 4128 2542">
          <text:p/>
        </draw:connector>
        <draw:custom-shape draw:style-name="gr6" draw:text-style-name="P7" xml:id="id5" draw:id="id5" draw:layer="layout" svg:width="6.032cm" svg:height="3.492cm" svg:x="21.637cm" svg:y="1.952cm">
          <text:p text:style-name="P1"><text:span text:style-name="T2">Функционал</text:span></text:p>
          <text:p text:style-name="P1"><text:span text:style-name="T2"/></text:p>
          <text:p text:style-name="P6"><text:span text:style-name="T3">1. Просмотр страницы “О нас” (вместо главной)</text:span></text:p>
          <text:p text:style-name="P6"><text:span text:style-name="T3">2. Регистрация</text:span></text:p>
          <text:p text:style-name="P6"><text:span text:style-name="T3">3. Авторизация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1" draw:layer="layout" svg:x1="13.064cm" svg:y1="3.698cm" svg:x2="21.637cm" svg:y2="3.698cm" draw:start-shape="id3" draw:start-glue-point="1" draw:end-shape="id5" draw:end-glue-point="5" svg:d="M13064 3698h8573" svg:viewBox="0 0 8574 1">
          <text:p/>
        </draw:connector>
        <draw:connector draw:style-name="gr7" draw:text-style-name="P1" draw:layer="layout" svg:x1="17.509cm" svg:y1="8.461cm" svg:x2="21.637cm" svg:y2="10.366cm" draw:start-shape="id1" draw:start-glue-point="1" draw:end-shape="id6" draw:end-glue-point="5" svg:d="M17509 8461h2064v1905h2064" svg:viewBox="0 0 4129 1906">
          <text:p/>
        </draw:connector>
        <draw:custom-shape draw:style-name="gr8" draw:text-style-name="P7" xml:id="id7" draw:id="id7" draw:layer="layout" svg:width="6.033cm" svg:height="3.81cm" svg:x="21.637cm" svg:y="15.287cm">
          <text:p text:style-name="P1"><text:span text:style-name="T2">Функционал</text:span></text:p>
          <text:p text:style-name="P1"><text:span text:style-name="T2"/></text:p>
          <text:p text:style-name="P6"><text:span text:style-name="T3">1. + от юзера</text:span></text:p>
          <text:p text:style-name="P6"><text:span text:style-name="T3">2. Удаление чужого контента</text:span></text:p>
          <text:p text:style-name="P6"><text:span text:style-name="T3">3. Блокировка аккаунта</text:span></text:p>
          <text:p text:style-name="P6"><text:span text:style-name="T3">4. Разблокировка аккаунта</text:span></text:p>
          <text:p text:style-name="P6"><text:span text:style-name="T3">5. Выдача ролей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1" draw:layer="layout" svg:x1="17.51cm" svg:y1="15.763cm" svg:x2="21.637cm" svg:y2="17.192cm" draw:start-shape="id2" draw:start-glue-point="1" draw:end-shape="id7" draw:end-glue-point="5" svg:d="M17510 15763h2063v1429h2064" svg:viewBox="0 0 4128 1430">
          <text:p/>
        </draw:connector>
        <draw:custom-shape draw:style-name="gr6" draw:text-style-name="P7" xml:id="id8" draw:id="id8" draw:layer="layout" svg:width="6.032cm" svg:height="3.492cm" svg:x="3.223cm" svg:y="14.017cm">
          <text:p text:style-name="P1"><text:span text:style-name="T2">Функционал</text:span></text:p>
          <text:p text:style-name="P1"><text:span text:style-name="T2"/></text:p>
          <text:p text:style-name="P6"><text:span text:style-name="T3">1. Смотреть на плашку “Аккаунт заблокирован”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1" draw:layer="layout" svg:x1="6.238cm" svg:y1="9.572cm" svg:x2="6.239cm" svg:y2="14.017cm" draw:start-shape="id4" draw:start-glue-point="2" draw:end-shape="id8" draw:end-glue-point="4" svg:d="M6238 9572v2223h1v2222" svg:viewBox="0 0 2 44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6T10:46:21.128000000</meta:creation-date>
    <dc:date>2024-09-16T11:09:28.179000000</dc:date>
    <meta:editing-duration>PT23M12S</meta:editing-duration>
    <meta:editing-cycles>4</meta:editing-cycles>
    <meta:generator>LibreOffice/7.6.0.3$Windows_X86_64 LibreOffice_project/69edd8b8ebc41d00b4de3915dc82f8f0fc3b6265</meta:generator>
    <meta:document-statistic meta:object-count="15"/>
  </office:meta>
</office:document-meta>
</file>